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ArgumentEntry.ConstructorArgumentEntry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ArgumentEntry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ArgumentEntry.ConstructorArgument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